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9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341cm" fo:min-width="1.35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1cm" fo:min-width="0.89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91cm" fo:min-width="0.89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76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72cm" fo:min-width="0.65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172cm" fo:min-width="0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8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3cm" fo:min-width="0.709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982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3" style:family="graphic" style:parent-style-name="objectwithoutfill">
      <style:graphic-properties svg:stroke-color="#3465a4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8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7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0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1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94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836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96cm" svg:height="0.609cm" svg:x="3.496cm" svg:y="0.5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96cm" svg:height="0.609cm" svg:x="8.643cm" svg:y="0.5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796cm" svg:height="0.609cm" svg:x="3.496cm" svg:y="4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796cm" svg:height="0.609cm" svg:x="8.75cm" svg:y="4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851cm" svg:height="0.591cm" draw:transform="rotate (1.5707963267949) translate (6.785cm 3.88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496cm" svg:y1="0.852cm" svg:x2="1.723cm" svg:y2="2.031cm" draw:start-shape="id1" draw:start-glue-point="3" draw:end-shape="id2" draw:end-glue-point="4" svg:d="M3496 852h-1773v1179" svg:viewBox="0 0 1774 1180">
          <text:p/>
        </draw:connector>
        <draw:connector draw:style-name="gr3" draw:text-style-name="P1" draw:layer="layout" svg:x1="1.723cm" svg:y1="4.068cm" svg:x2="3.496cm" svg:y2="5.162cm" draw:start-shape="id2" draw:start-glue-point="8" draw:end-shape="id3" draw:end-glue-point="3" svg:d="M1723 4068v1094h1773" svg:viewBox="0 0 1774 1095">
          <text:p/>
        </draw:connector>
        <draw:connector draw:style-name="gr3" draw:text-style-name="P1" draw:layer="layout" draw:line-skew="0.292cm" svg:x1="11.957cm" svg:y1="8.408cm" svg:x2="7.071cm" svg:y2="8.884cm" draw:start-shape="id4" draw:start-glue-point="2" draw:end-shape="id5" draw:end-glue-point="6" svg:d="M11957 8408v1270h-4886v-794" svg:viewBox="0 0 4887 1271">
          <text:p/>
        </draw:connector>
        <draw:connector draw:style-name="gr3" draw:text-style-name="P1" draw:layer="layout" svg:x1="5.292cm" svg:y1="5.162cm" svg:x2="8.75cm" svg:y2="5.162cm" draw:start-shape="id3" draw:start-glue-point="1" draw:end-shape="id6" draw:end-glue-point="3" svg:d="M5292 5162h3458" svg:viewBox="0 0 3459 1">
          <text:p/>
        </draw:connector>
        <draw:connector draw:style-name="gr3" draw:text-style-name="P1" draw:layer="layout" svg:x1="7.08cm" svg:y1="3.881cm" svg:x2="8.75cm" svg:y2="5.162cm" draw:start-shape="id7" draw:start-glue-point="3" draw:end-shape="id6" draw:end-glue-point="3" svg:d="M7080 3881v1281h1670" svg:viewBox="0 0 1671 1282">
          <text:p/>
        </draw:connector>
        <draw:connector draw:style-name="gr3" draw:text-style-name="P1" draw:layer="layout" svg:x1="8.643cm" svg:y1="0.852cm" svg:x2="7.08cm" svg:y2="2.03cm" draw:start-shape="id8" draw:start-glue-point="3" draw:end-shape="id7" draw:end-glue-point="1" svg:d="M8643 852h-1563v1178" svg:viewBox="0 0 1564 1179">
          <text:p/>
        </draw:connector>
        <draw:custom-shape draw:style-name="gr4" draw:text-style-name="P2" xml:id="id2" draw:id="id2" draw:layer="layout" svg:width="1.975cm" svg:height="2.037cm" svg:x="0.735cm" svg:y="2.03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1.975cm" svg:height="2.037cm" svg:x="10.97cm" svg:y="6.3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1.958cm" svg:y1="8.072cm" svg:x2="11.958cm" svg:y2="6.674cm">
            <text:p/>
          </draw:line>
        </draw:g>
        <draw:frame draw:style-name="gr7" draw:text-style-name="P4" draw:layer="layout" svg:width="1.209cm" svg:height="1.231cm" svg:x="0.168cm" svg:y="0.968cm">
          <draw:text-box>
            <text:p><text:span text:style-name="T1">V</text:span><text:span text:style-name="T2">a</text:span></text:p>
          </draw:text-box>
        </draw:frame>
        <draw:frame draw:style-name="gr8" draw:text-style-name="P4" draw:layer="layout" svg:width="3.261cm" svg:height="1.231cm" svg:x="12.577cm" svg:y="3.468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309cm" svg:height="2.844cm" svg:x="10.788cm" svg:y="1.57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1.94cm" svg:y1="2.403cm" svg:x2="11.94cm" svg:y2="3.801cm">
            <text:p/>
          </draw:line>
        </draw:g>
        <draw:custom-shape draw:style-name="gr11" draw:text-style-name="P2" xml:id="id5" draw:id="id5" draw:layer="layout" svg:width="2.309cm" svg:height="2.844cm" svg:x="5.916cm" svg:y="6.04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3.397cm" svg:height="1.231cm" svg:x="7.495cm" svg:y="8.174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5" draw:layer="layout" svg:x1="5.292cm" svg:y1="5.162cm" svg:x2="7.071cm" svg:y2="6.04cm" draw:start-shape="id3" draw:start-glue-point="1" draw:end-shape="id5" draw:end-glue-point="4" svg:d="M5292 5162h1779v878" svg:viewBox="0 0 1780 879">
          <text:p/>
        </draw:connector>
        <draw:connector draw:style-name="gr3" draw:text-style-name="P5" draw:layer="layout" svg:x1="5.292cm" svg:y1="0.852cm" svg:x2="7.08cm" svg:y2="2.03cm" draw:start-shape="id1" draw:start-glue-point="1" draw:end-shape="id7" draw:end-glue-point="1" svg:d="M5292 852h1788v1178" svg:viewBox="0 0 1789 1179">
          <text:p/>
        </draw:connector>
        <draw:connector draw:style-name="gr3" draw:text-style-name="P5" draw:layer="layout" svg:x1="10.546cm" svg:y1="5.162cm" svg:x2="11.957cm" svg:y2="6.371cm" draw:start-shape="id6" draw:start-glue-point="1" draw:end-shape="id4" draw:end-glue-point="0" svg:d="M10546 5162h1411v1209" svg:viewBox="0 0 1412 1210">
          <text:p/>
        </draw:connector>
        <draw:connector draw:style-name="gr3" draw:text-style-name="P5" draw:layer="layout" svg:x1="10.439cm" svg:y1="0.852cm" svg:x2="11.942cm" svg:y2="1.577cm" draw:start-shape="id8" draw:start-glue-point="1" draw:end-shape="id9" draw:end-glue-point="0" svg:d="M10439 852h1503v725" svg:viewBox="0 0 1504 726">
          <text:p/>
        </draw:connector>
        <draw:connector draw:style-name="gr3" draw:text-style-name="P5" draw:layer="layout" svg:x1="11.942cm" svg:y1="4.421cm" svg:x2="11.957cm" svg:y2="6.371cm" draw:start-shape="id9" draw:start-glue-point="2" draw:end-shape="id4" draw:end-glue-point="0" svg:d="M11942 4421v975h15v975" svg:viewBox="0 0 16 1951">
          <text:p/>
        </draw:connector>
        <draw:custom-shape draw:style-name="gr1" draw:text-style-name="P1" xml:id="id10" draw:id="id10" draw:layer="layout" svg:width="1.796cm" svg:height="0.609cm" svg:x="3.495cm" svg:y="9.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851cm" svg:height="0.591cm" draw:transform="rotate (1.5707963267949) translate (1.423cm 8.302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291cm" svg:y1="9.694cm" svg:x2="7.071cm" svg:y2="8.884cm" draw:start-shape="id10" draw:start-glue-point="1" draw:end-shape="id5" draw:end-glue-point="6" svg:d="M5291 9694h1780v-810" svg:viewBox="0 0 1781 811">
          <text:p/>
        </draw:connector>
        <draw:connector draw:style-name="gr3" draw:text-style-name="P5" draw:layer="layout" svg:x1="1.718cm" svg:y1="6.451cm" svg:x2="3.496cm" svg:y2="5.162cm" draw:start-shape="id11" draw:start-glue-point="1" draw:end-shape="id3" draw:end-glue-point="3" svg:d="M1718 6451v-1289h1778" svg:viewBox="0 0 1779 1290">
          <text:p/>
        </draw:connector>
        <draw:connector draw:style-name="gr3" draw:text-style-name="P5" draw:layer="layout" svg:x1="1.718cm" svg:y1="8.302cm" svg:x2="3.495cm" svg:y2="9.694cm" draw:start-shape="id11" draw:start-glue-point="3" draw:end-shape="id10" draw:end-glue-point="3" svg:d="M1718 8302v1392h1777" svg:viewBox="0 0 1778 1393">
          <text:p/>
        </draw:connector>
        <draw:frame draw:style-name="gr13" draw:text-style-name="P4" draw:layer="layout" svg:width="2.317cm" svg:height="1.231cm" svg:x="12.992cm" svg:y="7.738cm">
          <draw:text-box>
            <text:p><text:span text:style-name="T3">I</text:span><text:span text:style-name="T4">d</text:span></text:p>
          </draw:text-box>
        </draw:frame>
        <draw:frame draw:style-name="gr14" draw:text-style-name="P6" draw:layer="layout" svg:width="1.246cm" svg:height="1.231cm" svg:x="3.89cm" svg:y="1.157cm">
          <draw:text-box>
            <text:p><text:span text:style-name="T7">R</text:span><text:span text:style-name="T8">1</text:span></text:p>
          </draw:text-box>
        </draw:frame>
        <draw:frame draw:style-name="gr14" draw:text-style-name="P6" draw:layer="layout" svg:width="1.246cm" svg:height="1.231cm" svg:x="9.087cm" svg:y="5.468cm">
          <draw:text-box>
            <text:p><text:span text:style-name="T7">R</text:span><text:span text:style-name="T8">5</text:span></text:p>
          </draw:text-box>
        </draw:frame>
        <draw:frame draw:style-name="gr15" draw:text-style-name="P6" draw:layer="layout" svg:width="1.246cm" svg:height="1.231cm" svg:x="3.815cm" svg:y="5.468cm">
          <draw:text-box>
            <text:p><text:span text:style-name="T7">R</text:span><text:span text:style-name="T8">4</text:span></text:p>
          </draw:text-box>
        </draw:frame>
        <draw:frame draw:style-name="gr14" draw:text-style-name="P6" draw:layer="layout" svg:width="1.246cm" svg:height="1.231cm" svg:x="7.204cm" svg:y="2.503cm">
          <draw:text-box>
            <text:p><text:span text:style-name="T7">R</text:span><text:span text:style-name="T8">3</text:span></text:p>
          </draw:text-box>
        </draw:frame>
        <draw:frame draw:style-name="gr14" draw:text-style-name="P6" draw:layer="layout" svg:width="1.246cm" svg:height="1.231cm" svg:x="8.986cm" svg:y="1.157cm">
          <draw:text-box>
            <text:p><text:span text:style-name="T7">R</text:span><text:span text:style-name="T8">2</text:span></text:p>
          </draw:text-box>
        </draw:frame>
        <draw:frame draw:style-name="gr14" draw:text-style-name="P6" draw:layer="layout" svg:width="1.246cm" svg:height="1.231cm" svg:x="0.177cm" svg:y="6.721cm">
          <draw:text-box>
            <text:p><text:span text:style-name="T7">R</text:span><text:span text:style-name="T8">6</text:span></text:p>
          </draw:text-box>
        </draw:frame>
        <draw:custom-shape draw:style-name="gr16" draw:text-style-name="P5" draw:layer="layout" svg:width="0.251cm" svg:height="0.285cm" svg:x="6.936cm" svg:y="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11.762cm" svg:y="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2" draw:id="id12" draw:layer="layout" svg:width="0.251cm" svg:height="0.285cm" svg:x="6.937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6.937cm" svg:y="0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1.576cm" svg:y="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209cm" svg:height="2.803cm" svg:x="5.677cm" svg:y="1.614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8" draw:text-style-name="P7" draw:layer="layout" svg:x1="2.409cm" svg:y1="6.451cm" svg:x2="2.409cm" svg:y2="8.537cm">
          <text:p/>
        </draw:line>
        <draw:frame draw:style-name="gr19" draw:text-style-name="P8" draw:layer="layout" svg:width="0.929cm" svg:height="1.232cm" svg:x="2.241cm" svg:y="6.727cm">
          <draw:text-box>
            <text:p><text:span text:style-name="T5">I</text:span><text:span text:style-name="T6">c</text:span></text:p>
          </draw:text-box>
        </draw:frame>
        <draw:line draw:style-name="gr18" draw:text-style-name="P7" draw:layer="layout" svg:x1="3.642cm" svg:y1="0.306cm" svg:x2="5.365cm" svg:y2="0.304cm">
          <text:p/>
        </draw:line>
        <draw:line draw:style-name="gr18" draw:text-style-name="P7" draw:layer="layout" svg:x1="0.3cm" svg:y1="2.199cm" svg:x2="0.3cm" svg:y2="3.905cm">
          <text:p/>
        </draw:line>
        <draw:line draw:style-name="gr18" draw:text-style-name="P7" draw:layer="layout" svg:x1="5.67cm" svg:y1="6.6cm" svg:x2="5.67cm" svg:y2="8.306cm">
          <text:p/>
        </draw:line>
        <draw:line draw:style-name="gr18" draw:text-style-name="P7" draw:layer="layout" svg:x1="3.56cm" svg:y1="10.219cm" svg:x2="5.283cm" svg:y2="10.217cm">
          <text:p/>
        </draw:line>
        <draw:line draw:style-name="gr20" draw:text-style-name="P9" draw:layer="layout" svg:x1="10.39cm" svg:y1="4.621cm" svg:x2="8.684cm" svg:y2="4.622cm">
          <text:p text:style-name="P5"><text:s text:c="106"/></text:p>
        </draw:line>
        <draw:line draw:style-name="gr20" draw:text-style-name="P9" draw:layer="layout" svg:x1="5.32cm" svg:y1="4.564cm" svg:x2="3.614cm" svg:y2="4.565cm">
          <text:p text:style-name="P5"><text:s text:c="106"/></text:p>
        </draw:line>
        <draw:line draw:style-name="gr18" draw:text-style-name="P7" draw:layer="layout" svg:x1="10.465cm" svg:y1="0.349cm" svg:x2="8.759cm" svg:y2="0.35cm">
          <text:p/>
        </draw:line>
        <draw:line draw:style-name="gr18" draw:text-style-name="P7" draw:layer="layout" svg:x1="8.417cm" svg:y1="2.153cm" svg:x2="8.417cm" svg:y2="3.859cm">
          <text:p/>
        </draw:line>
        <draw:frame draw:style-name="gr15" draw:text-style-name="P6" draw:layer="layout" svg:width="1.246cm" svg:height="1.231cm" svg:x="3.736cm" svg:y="8.233cm">
          <draw:text-box>
            <text:p><text:span text:style-name="T7">R</text:span><text:span text:style-name="T8">7</text:span></text:p>
          </draw:text-box>
        </draw:frame>
        <draw:g>
          <draw:line draw:style-name="gr21" draw:text-style-name="P7" draw:layer="layout" svg:x1="8.108cm" svg:y1="11.028cm" svg:x2="5.939cm" svg:y2="11.042cm">
            <text:p/>
          </draw:line>
          <draw:line draw:style-name="gr21" draw:text-style-name="P7" draw:layer="layout" svg:x1="8.109cm" svg:y1="11.02cm" svg:x2="5.94cm" svg:y2="11.034cm">
            <text:p/>
          </draw:line>
          <draw:line draw:style-name="gr21" draw:text-style-name="P7" draw:layer="layout" svg:x1="6.531cm" svg:y1="11.342cm" svg:x2="7.609cm" svg:y2="11.342cm">
            <text:p/>
          </draw:line>
          <draw:line draw:style-name="gr21" draw:text-style-name="P7" draw:layer="layout" svg:x1="6.822cm" svg:y1="11.611cm" svg:x2="7.34cm" svg:y2="11.611cm">
            <text:p/>
          </draw:line>
          <draw:line draw:style-name="gr21" draw:text-style-name="P7" draw:layer="layout" svg:x1="7.052cm" svg:y1="11.009cm" svg:x2="7.061cm" svg:y2="10.315cm">
            <text:p/>
          </draw:line>
        </draw:g>
        <draw:frame draw:style-name="gr22" draw:text-style-name="P10" draw:layer="layout" svg:width="1.912cm" svg:height="0.962cm" svg:x="7.424cm" svg:y="10.864cm">
          <draw:text-box>
            <text:p>GND</text:p>
          </draw:text-box>
        </draw:frame>
        <draw:connector draw:style-name="gr23" draw:text-style-name="P7" draw:layer="layout" draw:type="line" svg:x1="7.063cm" svg:y1="9.87cm" svg:x2="7.062cm" svg:y2="10.314cm" draw:start-shape="id12" draw:start-glue-point="8" svg:d="M7063 9870l-1 444" svg:viewBox="0 0 2 445">
          <text:p/>
        </draw:connector>
        <draw:frame draw:style-name="gr24" draw:text-style-name="P4" draw:layer="layout" svg:width="1.349cm" svg:height="1.231cm" svg:x="12.495cm" svg:y="1.669cm">
          <draw:text-box>
            <text:p><text:span text:style-name="T3">Gb</text:span></text:p>
          </draw:text-box>
        </draw:frame>
        <draw:frame draw:style-name="gr25" draw:text-style-name="P4" draw:layer="layout" svg:width="1.277cm" svg:height="1.231cm" svg:x="7.515cm" svg:y="6.215cm">
          <draw:text-box>
            <text:p><text:span text:style-name="T3">Hc</text:span></text:p>
          </draw:text-box>
        </draw:frame>
        <draw:frame draw:style-name="gr26" draw:text-style-name="P11" draw:layer="layout" svg:width="1.336cm" svg:height="1.03cm" svg:x="5.71cm" svg:y="4.094cm">
          <draw:text-box>
            <text:p>V1</text:p>
          </draw:text-box>
        </draw:frame>
        <draw:frame draw:style-name="gr27" draw:text-style-name="P11" draw:layer="layout" svg:width="1.42cm" svg:height="1.281cm" svg:x="0.224cm" svg:y="4.707cm">
          <draw:text-box>
            <text:p>V2</text:p>
          </draw:text-box>
        </draw:frame>
        <draw:frame draw:style-name="gr28" draw:text-style-name="P11" draw:layer="layout" svg:width="1.56cm" svg:height="1.226cm" svg:x="12.06cm" svg:y="4.818cm">
          <draw:text-box>
            <text:p>V3</text:p>
          </draw:text-box>
        </draw:frame>
        <draw:frame draw:style-name="gr29" draw:text-style-name="P11" draw:layer="layout" svg:width="1.504cm" svg:height="1.42cm" svg:x="6.378cm" svg:y="0cm">
          <draw:text-box>
            <text:p>V4</text:p>
          </draw:text-box>
        </draw:frame>
        <draw:frame draw:style-name="gr30" draw:text-style-name="P11" draw:layer="layout" svg:width="1.532cm" svg:height="1.673cm" svg:x="0.223cm" svg:y="9.303cm">
          <draw:text-box>
            <text:p>V5</text:p>
          </draw:text-box>
        </draw:frame>
        <draw:frame draw:style-name="gr31" draw:text-style-name="P11" draw:layer="layout" svg:width="1.364cm" svg:height="1.197cm" svg:x="0.474cm" svg:y="0.167cm">
          <draw:text-box>
            <text:p>V6</text:p>
          </draw:text-box>
        </draw:frame>
        <draw:frame draw:style-name="gr32" draw:text-style-name="P11" draw:layer="layout" svg:width="1.476cm" svg:height="1.114cm" svg:x="9.581cm" svg:y="9.776cm">
          <draw:text-box>
            <text:p>V0</text:p>
          </draw:text-box>
        </draw:frame>
        <draw:frame draw:style-name="gr33" draw:text-style-name="P11" draw:layer="layout" svg:width="1.393cm" svg:height="1.086cm" svg:x="12.561cm" svg:y="0.446cm">
          <draw:text-box>
            <text:p>V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1:52:48.685004906</dc:date>
    <meta:editing-duration>PT30M56S</meta:editing-duration>
    <meta:editing-cycles>6</meta:editing-cycles>
    <meta:generator>LibreOffice/6.4.6.2$Linux_X86_64 LibreOffice_project/40$Build-2</meta:generator>
    <meta:document-statistic meta:object-count="74"/>
  </office:meta>
</office:document-meta>
</file>